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e241a" officeooo:paragraph-rsid="001e241a"/>
    </style:style>
    <style:style style:name="P2" style:family="paragraph" style:parent-style-name="Standard">
      <style:paragraph-properties fo:text-align="start" style:justify-single-word="false"/>
      <style:text-properties fo:font-size="12pt" fo:language="fr" fo:country="FR" fo:font-weight="normal" officeooo:rsid="001e241a" officeooo:paragraph-rsid="001e241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fr" fo:country="FR" fo:font-weight="normal" officeooo:rsid="001e241a" officeooo:paragraph-rsid="0020159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203793" officeooo:paragraph-rsid="0020379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203793" officeooo:paragraph-rsid="00248088" style:font-size-asian="10.5pt" style:font-weight-asian="normal" style:font-size-complex="12pt" style:font-weight-complex="normal"/>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officeooo:rsid="00201597" style:font-style-asian="italic" style:font-style-complex="italic"/>
    </style:style>
    <style:style style:name="T3" style:family="text">
      <style:text-properties fo:font-style="italic" style:text-underline-style="none" officeooo:rsid="00203793" style:font-style-asian="italic" style:font-style-complex="italic"/>
    </style:style>
    <style:style style:name="T4" style:family="text">
      <style:text-properties fo:font-style="italic" style:text-underline-style="none" officeooo:rsid="00221e8a" style:font-style-asian="italic" style:font-style-complex="italic"/>
    </style:style>
    <style:style style:name="T5" style:family="text">
      <style:text-properties fo:font-style="italic" style:text-underline-style="none" officeooo:rsid="00234a37" style:font-style-asian="italic" style:font-style-complex="italic"/>
    </style:style>
    <style:style style:name="T6" style:family="text">
      <style:text-properties fo:font-style="italic" style:text-underline-style="none" officeooo:rsid="00248088" style:font-style-asian="italic" style:font-style-complex="italic"/>
    </style:style>
    <style:style style:name="T7"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8" style:family="text">
      <style:text-properties fo:font-size="16pt" fo:font-style="italic" style:text-underline-style="none" fo:font-weight="bold" officeooo:rsid="00248088" style:font-size-asian="16pt" style:font-style-asian="italic" style:font-weight-asian="bold" style:font-size-complex="16pt" style:font-style-complex="italic"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Note de synthèse</text:span></text:p>
      <text:p text:style-name="P1"><text:span text:style-name="T8"/></text:p>
      <text:p text:style-name="P1"><text:span text:style-name="T7"/></text:p>
      <text:p text:style-name="P2"><text:span text:style-name="T1"><text:tab/></text:span></text:p>
      <text:p text:style-name="P3"><text:span text:style-name="T1"><text:tab/>Depuis que j’étais jeune j’ai toujours rêvé d’avoir un style de vie un peu différent et pour lequel </text:span><text:span text:style-name="T2">je passais pour une personne alpha qui rêve de devenir un homme d’affaire mais qui n’est pas consciente de toute les conséquence et les risques que ce genre de travail engendre.</text:span></text:p>
      <text:p text:style-name="P3"><text:span text:style-name="T2"><text:tab/>Ce genre de </text:span><text:span text:style-name="T3">travail </text:span><text:span text:style-name="T2">m’a toujours intéressé </text:span><text:span text:style-name="T3">malgré tout les</text:span><text:span text:style-name="T2"> prises de risque</text:span><text:span text:style-name="T3">s</text:span><text:span text:style-name="T2">, </text:span><text:span text:style-name="T3">la</text:span><text:span text:style-name="T2"> responsabilité immense </text:span><text:span text:style-name="T3">que ce boulot nécessite, </text:span><text:span text:style-name="T2"><text:s/>pour ce j’ai décider de faire ce qui me plait, monter mon propre business et gérer mon travail et mes horaire comme je le souhaite ainsi que travailler pour soi-même me motive plus que de travailler pour une autre personne.</text:span></text:p>
      <text:p text:style-name="P3"><text:span text:style-name="T2"/></text:p>
      <text:p text:style-name="P4"><text:span text:style-name="T2"><text:tab/>L</text:span><text:span text:style-name="T1">a vie est pleine de surprises et rien n’est sûr pour ce il faut bien une base solide sur laquelle je me reposerai si par malheur la vie me tourne le dos et ceci en travaillant dans un métier qui m’intéresse et me passionne.</text:span></text:p>
      <text:p text:style-name="P4"><text:span text:style-name="T1"/></text:p>
      <text:p text:style-name="P4"><text:span text:style-name="T1"/></text:p>
      <text:p text:style-name="P5"><text:span text:style-name="T1"><text:tab/>Durant ma scolarité j’ai toujours cherché ce métier qui me permettra de me remettre sur mes pieds si un jour les choses se passent mal dans mon futur business et pour ceux je me suis renseigné et bien cherché ce qui a fait que je me suis orienté vers de l’ingénierie et plus exactement un domaine qui m’intéresse plus que les autre et qui est les systèmes embarqués qui m’a permit par la suite de découvrir de nouveau horizon </text:span><text:span text:style-name="T4">grâce à des conférence métier qui m’ont permit de découvrir un domaine très intéressant et qui est en même temps hyper demandé en France</text:span><text:span text:style-name="T1">, un </text:span><text:span text:style-name="T4">domaine</text:span><text:span text:style-name="T1"> </text:span><text:span text:style-name="T4">qui est devenu un coup de cœur et qui est la cyber sécurité, </text:span><text:span text:style-name="T5">u</text:span><text:span text:style-name="T4">n domaine que j’ai découvert grâce à la conférence métier de WAVESTONE </text:span><text:span text:style-name="T6">qui m’a avant tout sensibilisé aux nécessités du boulot d’un ‘ethical hacker’ et tout ce que ce métier peut m’apporter, <text:s/></text:span><text:span text:style-name="T4">et qui m’a poussé à me renseigner car </text:span><text:span text:style-name="T5">après</text:span><text:span text:style-name="T4"> cette conférence j’ai pu constaté que ce </text:span><text:span text:style-name="T5">métier</text:span><text:span text:style-name="T4"> est plein d’aventure et loin </text:span><text:span text:style-name="T5">d’être</text:span><text:span text:style-name="T4"> un </text:span><text:span text:style-name="T5">métier routinier et pour ce j’ai décider de chercher une formation qui disposent des connaissance dans ce domaine là, ainsi j’ai découvert la formation CYSEC que l’Ensimag propose </text:span><text:span text:style-name="T6">et qui correspond à mes attentes et à mes besoins</text:span><text:span text:style-name="T5">.</text:span></text:p>
      <text:p text:style-name="P4"><text:span text:style-name="T5"/></text:p>
      <text:p text:style-name="P4"><text:span text:style-name="T5"/></text:p>
      <text:p text:style-name="P4"><text:span text:style-name="T5"><text:tab/>Pour conclure, ma présence aux conférences métiers m’a été très bénéfique et a pu répondre à une bonne partie des mes attentes et questions et qui m’a permit aujourd’hui d’être plus à l’aise et prêt à faire de mon mieux pour atteindre mes objectifs et prouver à toute personne qui n’a ,pas cru en ce que je compte faire que rien n’est impossible et que la seul clé de la réussite est la persévérance .</text:span></text:p>
      <text:p text:style-name="P4"><text:span text:style-name="T1"/></text:p>
      <text:p text:style-name="P3"><text:span text:style-name="T2"><text:s/></text:span></text:p>
      <text:p text:style-name="P3"><text:span text:style-name="T2"><text:tab/><text:tab/><text:tab/><text:tab/><text:tab/><text:tab/><text:tab/><text:tab/></text:span><text:span text:style-name="T6">Hicham Darou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764in" fo:margin-right="1.041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7:21:39.631706192</meta:creation-date>
    <dc:date>2020-01-10T18:37:56.444875100</dc:date>
    <meta:editing-duration>PT10M16S</meta:editing-duration>
    <meta:editing-cycles>1</meta:editing-cycles>
    <meta:document-statistic meta:table-count="0" meta:image-count="0" meta:object-count="0" meta:page-count="1" meta:paragraph-count="9" meta:word-count="445" meta:character-count="2491" meta:non-whitespace-character-count="2036"/>
    <meta:generator>LibreOffice/5.3.6.1$Linux_X86_64 LibreOffice_project/30$Build-1</meta:generator>
  </office:meta>
</office:document-meta>
</file>